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6_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H. Pereira Mende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My dear sir/</text:p>
      <text:p text:style-name="P2"><text:tab/>Your message &amp; letter/ both received. <text:s/>Of course Monday/ will be the important day as there will/ be three sessions, morning noon and night./ <text:s/>I propose to change off with you and/ let you enjoy the full benefit, that is, you/ take Monday aft'noon &amp; I take Tuesday./ <text:s/>Why not mention your subject? <text:s/>Anyhow/ I'll keep it quiet as you desire./</text:p>
      <text:p text:style-name="P2">Unless I hear from you again to the/ contrary I shall expect you Monday./</text:p>
      <text:p text:style-name="P2"><text:tab/>Yrs/ H Pereira Mend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3T14:24:20.06</meta:creation-date>
    <dc:date>2012-01-23T14:26:54.46</dc:date>
    <dc:creator>Penn Libraries</dc:creator>
    <meta:editing-duration>PT00H02M3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39" meta:character-count="1677"/>
  </office:meta>
</office:document-meta>
</file>